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Shlomo1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hlomo" svg:font-family="Shlomo" style:font-family-generic="system" style:font-pitch="variable"/>
  </office:font-face-decls>
  <office:automatic-styles>
    <style:style style:name="P1" style:family="paragraph" style:parent-style-name="Normal">
      <style:text-properties style:font-name="Constantia" style:font-name-complex="Constantia"/>
    </style:style>
    <style:style style:name="P2" style:family="paragraph" style:parent-style-name="Normal">
      <style:paragraph-properties fo:break-before="column"/>
      <style:text-properties style:font-name="Constantia" style:font-name-complex="Constantia"/>
    </style:style>
    <style:style style:name="P3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4" style:family="paragraph" style:parent-style-name="Normal" style:list-style-name="L1">
      <style:text-properties style:font-name="Constantia" style:font-name-complex="Constantia"/>
    </style:style>
    <style:style style:name="P5" style:family="paragraph" style:parent-style-name="List_20_Paragraph" style:list-style-name="L1"/>
    <style:style style:name="P6" style:family="paragraph" style:parent-style-name="List_20_Paragraph" style:list-style-name="L1">
      <style:text-properties officeooo:paragraph-rsid="001da4e7"/>
    </style:style>
    <style:style style:name="P7" style:family="paragraph" style:parent-style-name="List_20_Paragraph" style:list-style-name="L1">
      <style:text-properties style:font-name="Constantia" style:font-name-complex="Constantia"/>
    </style:style>
    <style:style style:name="P8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9" style:family="paragraph" style:parent-style-name="List_20_Paragraph" style:list-style-name="L2">
      <style:text-properties style:font-name="Constantia" style:font-name-complex="Constantia"/>
    </style:style>
    <style:style style:name="P10" style:family="paragraph" style:parent-style-name="List_20_Paragraph" style:list-style-name="L3">
      <style:text-properties style:font-name="Constantia" style:font-name-complex="Constantia"/>
    </style:style>
    <style:style style:name="P11" style:family="paragraph" style:parent-style-name="List_20_Paragraph" style:list-style-name="L3">
      <style:text-properties style:font-name="Constantia" officeooo:rsid="00216f61" officeooo:paragraph-rsid="00216f61" style:font-name-complex="Constantia"/>
    </style:style>
    <style:style style:name="P12" style:family="paragraph" style:parent-style-name="List_20_Paragraph" style:list-style-name="L3"/>
    <style:style style:name="P13" style:family="paragraph" style:parent-style-name="List_20_Paragraph" style:list-style-name="L3">
      <style:text-properties officeooo:paragraph-rsid="001da4e7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style:style style:name="T5" style:family="text">
      <style:text-properties style:font-name="Constantia" officeooo:rsid="001da4e7" style:font-name-complex="Constantia" style:language-complex="he" style:country-complex="IL"/>
    </style:style>
    <style:style style:name="T6" style:family="text">
      <style:text-properties style:font-name="Constantia" officeooo:rsid="001da4e7" style:font-name-complex="Constantia"/>
    </style:style>
    <style:style style:name="T7" style:family="text">
      <style:text-properties style:font-name="Constantia" style:font-name-complex="Shlomo1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:</text:p>
      <text:list xml:id="list3411168964" text:style-name="L1">
        <text:list-item>
          <text:p text:style-name="P7">Add Yah Eli piyyut, <text:span text:style-name="T1">check Torah service text</text:span></text:p>
        </text:list-item>
        <text:list-item>
          <text:p text:style-name="P7">Girsa of beracha of mekadeish hashabbat--add ungrammatical version in footnote</text:p>
        </text:list-item>
        <text:list-item>
          <text:p text:style-name="P5"><text:span text:style-name="Default_20_Paragraph_20_Font"><text:span text:style-name="T4">Check avinu malkeinu</text:span></text:span></text:p>
        </text:list-item>
        <text:list-item>
          <text:p text:style-name="P6"><text:span text:style-name="Default_20_Paragraph_20_Font"><text:span text:style-name="T5">Pluralize yehi ratzon for guests</text:span></text:span></text:p>
        </text:list-item>
      </text:list>
      <text:p text:style-name="P1">Formatting:</text:p>
      <text:list xml:id="list212526124147749" text:continue-numbering="true" text:style-name="L1">
        <text:list-item>
          <text:p text:style-name="P7">Shabbat amidah-intro has stuff falling into the margin</text:p>
        </text:list-item>
        <text:list-item>
          <text:p text:style-name="P7">Shabbat mincha kedusha is screwed up</text:p>
        </text:list-item>
        <text:list-item>
          <text:p text:style-name="P7">Bentshing (bamarom) has messed up formatting</text:p>
        </text:list-item>
        <text:list-item>
          <text:p text:style-name="P8">Find out why some things have less line spacing (mizmor shir chanukkat habayit)</text:p>
        </text:list-item>
        <text:list-item>
          <text:p text:style-name="P4">Bilingual instructions</text:p>
        </text:list-item>
      </text:list>
      <text:list xml:id="list1118588205" text:style-name="L2">
        <text:list-item>
          <text:p text:style-name="P9">Rashi script for instructions</text:p>
        </text:list-item>
        <text:list-item>
          <text:p text:style-name="P9">Stretchy letters</text:p>
        </text:list-item>
        <text:list-item>
          <text:p text:style-name="P9">Bold for shva na'</text:p>
        </text:list-item>
      </text:list>
      <text:p text:style-name="P1"/>
      <text:p text:style-name="P2">Other:</text:p>
      <text:list xml:id="list4122906761" text:style-name="L3">
        <text:list-item>
          <text:p text:style-name="P12"><text:span text:style-name="Default_20_Paragraph_20_Font"><text:span text:style-name="T3">Come up with a name--for now, </text:span></text:span><text:span text:style-name="Default_20_Paragraph_20_Font"><text:span text:style-name="T7">קטורת תמיד</text:span></text:span></text:p>
        </text:list-item>
        <text:list-item>
          <text:p text:style-name="P10">Reorganize so Yom-Tov doesn't have so much skipping around</text:p>
          <text:list>
            <text:list-item>
              <text:p text:style-name="P11">Add holiday amidah at bottom of page for shacharit/mincha/ma’ariv</text:p>
            </text:list-item>
            <text:list-item>
              <text:p text:style-name="P11">Figure out how to organize holiday musaf</text:p>
            </text:list-item>
          </text:list>
        </text:list-item>
        <text:list-item>
          <text:p text:style-name="P10">Add bibliography</text:p>
          <text:list>
            <text:list-item>
              <text:p text:style-name="P10">Olas Tamid</text:p>
            </text:list-item>
            <text:list-item>
              <text:p text:style-name="P10">Wikisource (Siddur and Tanakh)</text:p>
            </text:list-item>
            <text:list-item>
              <text:p text:style-name="P10">Birnbaum</text:p>
            </text:list-item>
            <text:list-item>
              <text:p text:style-name="P10">Sim Shalom</text:p>
            </text:list-item>
            <text:list-item>
              <text:p text:style-name="P10">Lev Shalem</text:p>
            </text:list-item>
            <text:list-item>
              <text:p text:style-name="P10">Artscroll</text:p>
            </text:list-item>
            <text:list-item>
              <text:p text:style-name="P10">Koren <text:span text:style-name="T2">(siddur, YT Machzor)</text:span></text:p>
            </text:list-item>
            <text:list-item>
              <text:p text:style-name="P10">Avodat Yisrael</text:p>
            </text:list-item>
            <text:list-item>
              <text:p text:style-name="P12"><text:span text:style-name="Default_20_Paragraph_20_Font"><text:span text:style-name="T3">Tefilat Yesharim</text:span></text:span></text:p>
            </text:list-item>
            <text:list-item>
              <text:p text:style-name="P13"><text:span text:style-name="Default_20_Paragraph_20_Font"><text:span text:style-name="T6">Rabbanit Leah Sarn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Shlomo1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hlomo" svg:font-family="Shlomo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4-26T21:21:35.728000000</dc:date>
    <meta:editing-cycles>15</meta:editing-cycles>
    <meta:editing-duration>PT3H58M1S</meta:editing-duration>
    <meta:document-statistic meta:table-count="0" meta:image-count="0" meta:object-count="0" meta:page-count="1" meta:paragraph-count="30" meta:word-count="161" meta:character-count="891" meta:non-whitespace-character-count="789"/>
    <meta:template xlink:type="simple" xlink:actuate="onRequest" xlink:title="" xlink:href="Normal.dotm"/>
  </office:meta>
</office:document-meta>
</file>